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1047CB6F8221CABB6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style:text-underline-style="solid" style:text-underline-width="auto" style:text-underline-color="font-color" officeooo:paragraph-rsid="001bb3f7"/>
    </style:style>
    <style:style style:name="P17" style:family="paragraph" style:parent-style-name="Table_20_Contents">
      <style:text-properties officeooo:rsid="001a92bc" officeooo:paragraph-rsid="001a92bc"/>
    </style:style>
    <style:style style:name="P18" style:family="paragraph" style:parent-style-name="Table_20_Contents">
      <style:text-properties officeooo:rsid="001a92bc" officeooo:paragraph-rsid="001bb3f7"/>
    </style:style>
    <style:style style:name="P19" style:family="paragraph" style:parent-style-name="Table_20_Contents">
      <style:text-properties officeooo:rsid="001bb3f7" officeooo:paragraph-rsid="001bb3f7"/>
    </style:style>
    <style:style style:name="P20" style:family="paragraph" style:parent-style-name="Table_20_Contents">
      <style:text-properties officeooo:rsid="001d0cc3" officeooo:paragraph-rsid="001d0cc3"/>
    </style:style>
    <style:style style:name="P21" style:family="paragraph" style:parent-style-name="Standard">
      <style:text-properties officeooo:paragraph-rsid="00171e13"/>
    </style:style>
    <style:style style:name="P22" style:family="paragraph" style:parent-style-name="Standard">
      <style:text-properties officeooo:rsid="001bb3f7" officeooo:paragraph-rsid="001bb3f7"/>
    </style:style>
    <style:style style:name="P23" style:family="paragraph" style:parent-style-name="Standard">
      <style:text-properties officeooo:rsid="001d0cc3" officeooo:paragraph-rsid="001d0cc3"/>
    </style:style>
    <style:style style:name="P24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5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2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7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28" style:family="paragraph" style:parent-style-name="_35__20_Texte">
      <style:text-properties style:font-name="Arial Narrow2" style:font-name-asian="Nimbus Sans L" style:font-name-complex="Nimbus Sans L"/>
    </style:style>
    <style:style style:name="P29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30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1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8c93d" officeooo:paragraph-rsid="0018c93d"/>
    </style:style>
    <style:style style:name="P32" style:family="paragraph" style:parent-style-name="Table_20_Contents">
      <style:text-properties officeooo:rsid="001bb3f7" officeooo:paragraph-rsid="001bb3f7"/>
    </style:style>
    <style:style style:name="P33" style:family="paragraph" style:parent-style-name="Table_20_Contents">
      <style:text-properties officeooo:rsid="00197584" officeooo:paragraph-rsid="001a92bc"/>
    </style:style>
    <style:style style:name="P3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6" style:family="paragraph" style:parent-style-name="_31__20_Titre_20_1">
      <style:text-properties style:font-name="Arial Narrow2"/>
    </style:style>
    <style:style style:name="P37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38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officeooo:rsid="001d1f21" fo:background-color="#e6e6ff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a92bc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1bb3f7" style:font-name-asian="Nimbus Sans L" style:font-name-complex="Nimbus Sans L"/>
    </style:style>
    <style:style style:name="T16" style:family="text">
      <style:text-properties style:text-underline-style="none"/>
    </style:style>
    <style:style style:name="T17" style:family="text">
      <style:text-properties style:font-name="Arial Narrow2" style:text-underline-style="none" style:font-name-asian="Nimbus Sans L" style:font-name-complex="Nimbus Sans L"/>
    </style:style>
    <style:style style:name="T18" style:family="text">
      <style:text-properties style:font-name="Arial Narrow2" style:font-name-asian="Nimbus Sans L" style:font-name-complex="Nimbus Sans L"/>
    </style:style>
    <style:style style:name="T19" style:family="text">
      <style:text-properties officeooo:rsid="0018c93d"/>
    </style:style>
    <style:style style:name="T20" style:family="text">
      <style:text-properties officeooo:rsid="0019545b"/>
    </style:style>
    <style:style style:name="T21" style:family="text">
      <style:text-properties officeooo:rsid="00197584"/>
    </style:style>
    <style:style style:name="T22" style:family="text">
      <style:text-properties officeooo:rsid="001bb3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2019 : Cybersécurité</text:p>
      <text:p text:style-name="P25">Groupe<text:keywords/> <text:span text:style-name="T19">6</text:span></text:p>
      <text:p text:style-name="P25"><text:description/></text:p>
      <text:p text:style-name="Standard"/>
      <text:p text:style-name="P26"/>
      <text:p text:style-name="P27">Dossier des tests d'intégrations</text:p>
      <text:p text:style-name="P26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1- Test du réseau WLAN (réseau bleu)<text:tab/>2</text:p>
          <text:p text:style-name="P35">1.1 - <text:s/>Procédure de test<text:tab/>2</text:p>
          <text:p text:style-name="P35">1.2 - <text:s/>Rapport d'exécution<text:tab/>2</text:p>
          <text:p text:style-name="P34">2 - <text:s/>Intégration 2 : ...<text:tab/>2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37" text:outline-level="1" text:is-list-header="true"><text:span text:style-name="T12">1-</text:span><text:span text:style-name="T16"> </text:span><text:span text:style-name="T13"><text:s/></text:span><text:span text:style-name="T14">Test du réseau WLAN </text:span><text:span text:style-name="T15">(réseau bleu)</text:span></text:h>
      <text:h text:style-name="_32__20_Titre_20_2" text:outline-level="2"><text:span text:style-name="T16"><text:s/></text:span>Procédure de test</text:h>
      <text:p text:style-name="P2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<text:span text:style-name="T20">Architecture</text:span>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14">Procédur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0</text:p>
          </table:table-cell>
          <table:table-cell table:style-name="Tableau12.B3" office:value-type="string">
            <text:p text:style-name="P19">Diffusion du ssid « ipfire » par la borne wifi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0">Iwlist wlan0 ap</text:p>
                </table:table-cell>
              </table:table-row>
              <table:table-row>
                <table:table-cell table:style-name="Tableau12.C2.1.2" office:value-type="string">
                  <text:p text:style-name="P23">ESSID : « ipfire »</text:p>
                </table:table-cell>
              </table:table-row>
            </table:table>
          </table:table-cell>
        </table:table-row>
        <table:table-row>
          <table:table-cell table:style-name="Tableau12.A3" office:value-type="string">
            <text:p text:style-name="P15">U1.1</text:p>
          </table:table-cell>
          <table:table-cell table:style-name="Tableau12.B3" office:value-type="string">
            <text:p text:style-name="P18">Attribution d’une adresse ip <text:span text:style-name="T22">fournie par le FireWall Ipfire en</text:span> dhcp <text:span text:style-name="T22">(réseau bleu WLAN)</text:span></text:p>
            <text:p text:style-name="P19">Plage d’adressage configurée : </text:p>
            <text:p text:style-name="P19">de 192.168.1.3 à 192.168.1.25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18">ifconfig</text:p>
                </table:table-cell>
              </table:table-row>
              <table:table-row>
                <table:table-cell table:style-name="Tableau12.C3.1.2" office:value-type="string">
                  <text:p text:style-name="P22">Adresse attribué située entre : </text:p>
                  <text:p text:style-name="P19">192.168.1.3 à 192.168.1.254</text:p>
                </table:table-cell>
              </table:table-row>
            </table:table>
          </table:table-cell>
        </table:table-row>
        <table:table-row>
          <table:table-cell table:style-name="Tableau12.A4" office:value-type="string">
            <text:p text:style-name="P15">U1.2</text:p>
          </table:table-cell>
          <table:table-cell table:style-name="Tableau12.B4" office:value-type="string">
            <text:p text:style-name="P19">Accès du PC3 (réseau bleu WLAN) à internet en routant par le FireWall Ipf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6"><text:s/><text:span text:style-name="T21">Traceroute 8.8.8.8</text:span></text:p>
                </table:table-cell>
              </table:table-row>
              <table:table-row>
                <table:table-cell table:style-name="Tableau12.C4.1.2" office:value-type="string">
                  <text:p text:style-name="P17">1 ipfire.localdomain(192.168.1.1) **ms **ms **ms</text:p>
                  <text:p text:style-name="P17">2 10.3.2.1 (10.3.2.1) **ms **ms **ms</text:p>
                  <text:p text:style-name="P17">* <text:s/>* <text:s/>* <text:s/>* <text:s/>* <text:s/>* <text:s/>* <text:s/>*</text:p>
                  <text:p text:style-name="P33">* google-public-dns-a.google.com (8.8.8.8) **ms **ms **ms</text:p>
                </table:table-cell>
              </table:table-row>
            </table:table>
          </table:table-cell>
        </table:table-row>
      </table:table>
      <text:p text:style-name="P28"/>
      <text:p text:style-name="P28"/>
      <text:h text:style-name="_32__20_Titre_20_2" text:outline-level="2"><text:span text:style-name="T17"><text:s/></text:span><text:span text:style-name="T18">Rapport d'exécution</text:span></text:h>
      <text:p text:style-name="P29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3" office:value-type="string">
            <text:p text:style-name="P15">U1.0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23">ESSID : « ipfire »</text:p>
          </table:table-cell>
        </table:table-row>
        <table:table-row>
          <table:table-cell table:style-name="Tableau13.A3" office:value-type="string">
            <text:p text:style-name="P15">U1.1</text:p>
          </table:table-cell>
          <table:table-cell table:style-name="Tableau13.B3" office:value-type="string">
            <text:p text:style-name="P14">*</text:p>
          </table:table-cell>
          <table:table-cell table:style-name="Tableau13.C3" office:value-type="string">
            <text:p text:style-name="P14"/>
          </table:table-cell>
          <table:table-cell table:style-name="Tableau13.D3" office:value-type="string">
            <text:p text:style-name="P19">Inet 192.168.1.6 <text:s/>netmask 255.255.255.0 <text:s/>broadcast 192.168.1.255</text:p>
          </table:table-cell>
        </table:table-row>
        <table:table-row>
          <table:table-cell table:style-name="Tableau13.A4" office:value-type="string">
            <text:p text:style-name="P15">U1.2</text:p>
          </table:table-cell>
          <table:table-cell table:style-name="Tableau13.B4" office:value-type="string">
            <text:p text:style-name="P14">*</text:p>
          </table:table-cell>
          <table:table-cell table:style-name="Tableau13.C4" office:value-type="string">
            <text:p text:style-name="P14"/>
          </table:table-cell>
          <table:table-cell table:style-name="Tableau13.D4" office:value-type="string">
            <text:p text:style-name="P17">1 ipfire.localdomain(192.168.1.1) 1.133ms 1.086ms 1.448ms</text:p>
            <text:p text:style-name="P17">2 10.3.2.1 (10.3.2.1) 2.342ms 3.204ms 3.867ms</text:p>
            <text:p text:style-name="P17">* <text:s/>* <text:s/>* <text:s/>* <text:s/>* <text:s/>* <text:s/>* <text:s/>*</text:p>
            <text:p text:style-name="P17">13<text:span text:style-name="T21"> google-public-dns-a.google.com (8.8.8.8) </text:span>11.596<text:span text:style-name="T21">ms </text:span>11.187<text:span text:style-name="T21">ms </text:span>10.343<text:span text:style-name="T21">ms</text:span></text:p>
          </table:table-cell>
        </table:table-row>
      </table:table>
      <text:p text:style-name="P30"/>
      <text:h text:style-name="P36" text:outline-level="1"><text:span text:style-name="T16"><text:s/></text:span><text:span text:style-name="T12">Intégration 2 : </text:span><text:span text:style-name="T13"><text:s/>...</text:span></text:h>
      <text:h text:style-name="P3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1d1f21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Simon_MONNIER_E6.2_Dossier_des_tests_integrations.odt</text:file-name><text:tab/>- <text:print-date style:data-style-name="N30"/><text:s/>-<text:tab/>Page <text:page-number text:select-page="current">0</text:page-number><text:s/>/ <text:page-count style:num-format="1">2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1T17:28:53.722202223">21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 </text:span><text:span text:style-name="MT11">6</text:span></text:p>
      </style:header>
      <style:footer>
        <text:p text:style-name="MP11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1T17:28:53.723945450">21 mars 19</text:date></text:span><text:span text:style-name="MT8"><text:s/>-<text:tab/>Page </text:span><text:span text:style-name="MT8"><text:page-number text:select-page="current">2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1T17:28:53.725799317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Simon_MONNIER_E6.2_Dossier_des_tests_integrations.odt</text:file-name></text:span><text:span text:style-name="MT8"><text:tab/>- </text:span><text:span text:style-name="MT8"><text:date style:data-style-name="N10039" text:date-value="2019-03-21T17:28:53.728643925">21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4</meta:editing-cycles>
    <meta:editing-duration>PT10M22S</meta:editing-duration>
    <meta:initial-creator>Philippe MERCIER</meta:initial-creator>
    <dc:date>2019-03-21T17:28:53.558331480</dc:date>
    <meta:document-statistic meta:table-count="3" meta:image-count="1" meta:object-count="0" meta:page-count="2" meta:paragraph-count="70" meta:word-count="304" meta:character-count="1966" meta:non-whitespace-character-count="1698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